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Chilanka" svg:font-family="Chilank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rsid="000ae37d" officeooo:paragraph-rsid="000ae37d"/>
    </style:style>
    <style:style style:name="P3" style:family="paragraph" style:parent-style-name="Standard" style:list-style-name="L1">
      <style:paragraph-properties fo:line-height="150%"/>
      <style:text-properties style:font-name="DejaVu Sans" officeooo:rsid="000ae37d" officeooo:paragraph-rsid="000ae37d"/>
    </style:style>
    <style:style style:name="P4" style:family="paragraph" style:parent-style-name="Standard">
      <style:paragraph-properties fo:text-align="center" style:justify-single-word="false"/>
      <style:text-properties style:font-name="DejaVu Sans"/>
    </style:style>
    <style:style style:name="P5" style:family="paragraph" style:parent-style-name="Standard" style:list-style-name="L1">
      <style:paragraph-properties fo:line-height="150%"/>
      <style:text-properties style:font-name="DejaVu Sans" officeooo:rsid="000c4e37" officeooo:paragraph-rsid="000c4e37"/>
    </style:style>
    <style:style style:name="P6" style:family="paragraph" style:parent-style-name="Standard">
      <style:paragraph-properties fo:line-height="150%"/>
      <style:text-properties style:font-name="DejaVu Sans"/>
    </style:style>
    <style:style style:name="P7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8" style:family="paragraph" style:parent-style-name="Standard" style:list-style-name="L1">
      <style:paragraph-properties fo:line-height="150%"/>
      <style:text-properties fo:color="#d4d4d4" style:font-name="Droid Sans Mono" fo:font-size="10.5pt" fo:font-weight="normal" officeooo:rsid="000ae37d" officeooo:paragraph-rsid="000c4e37" fo:background-color="#1e1e1e"/>
    </style:style>
    <style:style style:name="P9" style:family="paragraph" style:parent-style-name="Standard" style:list-style-name="L1">
      <style:paragraph-properties fo:line-height="150%"/>
      <style:text-properties fo:color="#d4d4d4" style:font-name="Droid Sans Mono" fo:font-size="10.5pt" fo:font-weight="normal" officeooo:rsid="000c4e37" officeooo:paragraph-rsid="000df199" fo:background-color="#1e1e1e"/>
    </style:style>
    <style:style style:name="P10" style:family="paragraph" style:parent-style-name="Standard" style:list-style-name="L1">
      <style:paragraph-properties fo:line-height="150%"/>
      <style:text-properties fo:color="#d4d4d4" style:font-name="Droid Sans Mono" fo:font-size="10.5pt" fo:font-weight="normal" officeooo:paragraph-rsid="000c4e37" fo:background-color="#1e1e1e"/>
    </style:style>
    <style:style style:name="P11" style:family="paragraph" style:parent-style-name="Standard" style:list-style-name="L1">
      <style:paragraph-properties fo:line-height="150%"/>
      <style:text-properties fo:color="#d4d4d4" style:font-name="Droid Sans Mono" fo:font-size="10.5pt" fo:font-weight="normal" officeooo:paragraph-rsid="000df199" fo:background-color="#1e1e1e"/>
    </style:style>
    <style:style style:name="P12" style:family="paragraph" style:parent-style-name="Standard">
      <style:text-properties fo:color="#608b4e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198in"/>
    </style:style>
    <style:style style:name="T1" style:family="text">
      <style:text-properties officeooo:rsid="000ae37d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9cdcfe" officeooo:rsid="000c4e37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ce9178" officeooo:rsid="000c4e37"/>
    </style:style>
    <style:style style:name="T8" style:family="text">
      <style:text-properties fo:color="#b5cea8"/>
    </style:style>
    <style:style style:name="T9" style:family="text">
      <style:text-properties officeooo:rsid="000c4e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del Valle de Guatemala <text:tab/><text:tab/><text:tab/><text:tab/><text:tab/>Samantha Duarte</text:p>
      <text:p text:style-name="P2">Sistemas y Tecnologías Web <text:tab/><text:tab/><text:tab/><text:tab/><text:tab/><text:tab/><text:tab/>Carné 16256</text:p>
      <text:p text:style-name="P1"/>
      <text:p text:style-name="P4">Documento de análisis</text:p>
      <text:p text:style-name="P4"/>
      <text:p text:style-name="P6">○ Estado de la aplicación:<text:tab/></text:p>
      <text:p text:style-name="P6"><text:tab/><text:span text:style-name="T1">Se definieron dos estados para los turnos de los jugadores. Uno para la X y otro para la O.</text:span></text:p>
      <text:p text:style-name="P6"><text:tab/></text:p>
      <text:p text:style-name="P6">○ División de ​ componentes:</text:p>
      <text:list xml:id="list3430029362" text:style-name="L1">
        <text:list-item>
          <text:p text:style-name="P3">Title: El título del juego </text:p>
          <text:p text:style-name="P10"><text:span text:style-name="T2">const</text:span> <text:span text:style-name="T3">title</text:span> = <text:span text:style-name="T3">document</text:span>.<text:span text:style-name="T5">createElement</text:span>(<text:span text:style-name="T6">'h1'</text:span>);</text:p>
          <text:p text:style-name="P8"><text:span text:style-name="T3">title</text:span>.<text:span text:style-name="T3">innerHTML</text:span> = <text:span text:style-name="T6">'Totito'</text:span>;</text:p>
        </text:list-item>
        <text:list-item>
          <text:p text:style-name="P3">Tabla: Contiene a las casillas</text:p>
          <text:p text:style-name="P10"><text:span text:style-name="T2">const</text:span> <text:span text:style-name="T3">table</text:span> = <text:span text:style-name="T3">document</text:span>.<text:span text:style-name="T5">createElement</text:span>(<text:span text:style-name="T6">'table'</text:span>);</text:p>
          <text:p text:style-name="P8"><text:span text:style-name="T3">table</text:span>.<text:span text:style-name="T3">border</text:span> = <text:span text:style-name="T8">0</text:span>;</text:p>
          <text:list>
            <text:list-item>
              <text:p text:style-name="P5">tr: Tres filas ara definir las nueve casillas</text:p>
              <text:p text:style-name="P9"><text:span text:style-name="T2">const</text:span> <text:span text:style-name="T3">tr1</text:span> = <text:span text:style-name="T3">document</text:span>.<text:span text:style-name="T5">createElement</text:span>(<text:span text:style-name="T6">'tr'</text:span>);</text:p>
              <text:list>
                <text:list-item>
                  <text:p text:style-name="P5">td: Casillas del juego</text:p>
                </text:list-item>
              </text:list>
            </text:list-item>
          </text:list>
          <text:p text:style-name="P11"><text:span text:style-name="T2">const</text:span> <text:span text:style-name="T3">td1</text:span> = <text:span text:style-name="T3">document</text:span>.<text:span text:style-name="T5">createElement</text:span>(<text:span text:style-name="T6">'td'</text:span>);</text:p>
          <text:p text:style-name="P11"><text:span text:style-name="T4">td1</text:span><text:span text:style-name="T9">.</text:span><text:span text:style-name="T4">className</text:span><text:span text:style-name="T9"> = </text:span><text:span text:style-name="T7">'square'</text:span><text:span text:style-name="T9">;</text:span></text:p>
        </text:list-item>
        <text:list-item>
          <text:p text:style-name="P5">Button: Botón de reinicio del juego. Reinicia todos los valores.</text:p>
          <text:p text:style-name="P11"><text:span text:style-name="T2">const</text:span> <text:span text:style-name="T3">button</text:span> = <text:span text:style-name="T3">document</text:span>.<text:span text:style-name="T5">createElement</text:span>(<text:span text:style-name="T6">'button'</text:span>);</text:p>
          <text:p text:style-name="P11"><text:span text:style-name="T3">button</text:span>.<text:span text:style-name="T3">className</text:span> = <text:span text:style-name="T6">'button'</text:span>;</text:p>
          <text:p text:style-name="P9"><text:span text:style-name="T3">button</text:span>.<text:span text:style-name="T3">innerHTML</text:span> = <text:span text:style-name="T6">'Reiniciar juego'</text:span>;</text:p>
        </text:list-item>
        <text:list-item>
          <text:p text:style-name="P5">Message: Muestra el turno del jugador y quien gana.</text:p>
          <text:p text:style-name="P11"><text:span text:style-name="T2">const</text:span> <text:span text:style-name="T3">message</text:span> = <text:span text:style-name="T3">document</text:span>.<text:span text:style-name="T5">createElement</text:span>(<text:span text:style-name="T6">'div'</text:span>);</text:p>
          <text:p text:style-name="P11"><text:span text:style-name="T3">message</text:span>.<text:span text:style-name="T3">className</text:span> = <text:span text:style-name="T6">'message'</text:span>;</text:p>
          <text:p text:style-name="P9"><text:span text:style-name="T3">message</text:span>.<text:span text:style-name="T3">innerHTML</text:span> = <text:span text:style-name="T6">`Es el turno de: </text:span><text:span text:style-name="T2">${</text:span><text:span text:style-name="T3">turn</text:span><text:span text:style-name="T2">}</text:span><text:span text:style-name="T6">`</text:span>;</text:p>
        </text:list-item>
      </text:list>
      <text:p text:style-name="P6"/>
      <text:p text:style-name="P12"/>
      <text:p text:style-name="P7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Chilanka" svg:font-family="Chilank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2:45:53.384350423</meta:creation-date>
    <dc:date>2018-07-16T13:01:02.214243321</dc:date>
    <meta:editing-duration>PT4M5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141" meta:character-count="995" meta:non-whitespace-character-count="867"/>
  </office:meta>
</office:document-meta>
</file>